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0300e"/>
    </style:style>
    <style:style style:name="P2" style:family="paragraph" style:parent-style-name="Standard">
      <style:paragraph-properties fo:line-height="200%" fo:text-align="center" style:justify-single-word="false"/>
      <style:text-properties style:font-name="Times New Roman" officeooo:rsid="0000300e" officeooo:paragraph-rsid="0000300e"/>
    </style:style>
    <style:style style:name="P3" style:family="paragraph" style:parent-style-name="Standard">
      <style:paragraph-properties fo:line-height="200%"/>
      <style:text-properties style:font-name="Times New Roman" officeooo:paragraph-rsid="0000300e"/>
    </style:style>
    <style:style style:name="P4" style:family="paragraph" style:parent-style-name="Standard">
      <style:paragraph-properties fo:line-height="200%"/>
      <style:text-properties style:font-name="Times New Roman" officeooo:paragraph-rsid="00023520"/>
    </style:style>
    <style:style style:name="P5" style:family="paragraph" style:parent-style-name="Standard">
      <style:paragraph-properties fo:line-height="200%" fo:text-align="start" style:justify-single-word="false"/>
      <style:text-properties style:font-name="Times New Roman" officeooo:rsid="00026e5e" officeooo:paragraph-rsid="00026e5e"/>
    </style:style>
    <style:style style:name="P6" style:family="paragraph" style:parent-style-name="Text_20_body" style:list-style-name="L1">
      <style:text-properties style:font-name="Times New Roman" officeooo:rsid="00023520" officeooo:paragraph-rsid="00023520"/>
    </style:style>
    <style:style style:name="P7" style:family="paragraph" style:parent-style-name="Text_20_body" style:list-style-name="L1">
      <style:text-properties style:font-name="Times New Roman"/>
    </style:style>
    <style:style style:name="P8" style:family="paragraph" style:parent-style-name="Text_20_body" style:list-style-name="L2">
      <style:text-properties style:font-name="Times New Roman"/>
    </style:style>
    <style:style style:name="T1" style:family="text">
      <style:text-properties fo:font-style="italic" style:font-style-asian="italic"/>
    </style:style>
    <style:style style:name="T2" style:family="text">
      <style:text-properties fo:font-style="italic" officeooo:rsid="0000300e" style:font-style-asian="italic"/>
    </style:style>
    <style:style style:name="T3" style:family="text">
      <style:text-properties officeooo:rsid="0000300e"/>
    </style:style>
    <style:style style:name="T4" style:family="text">
      <style:text-properties style:font-name="Times New Roman"/>
    </style:style>
    <style:style style:name="T5" style:family="text">
      <style:text-properties style:font-name="Times New Roman" fo:font-style="italic" style:font-style-asian="italic"/>
    </style:style>
    <style:style style:name="T6" style:family="text">
      <style:text-properties officeooo:rsid="00023520"/>
    </style:style>
    <style:style style:name="T7" style:family="text">
      <style:text-properties style:font-name="Times New Roman" fo:font-style="italic" officeooo:rsid="0000300e" style:font-style-asian="italic"/>
    </style:style>
    <style:style style:name="T8" style:family="text">
      <style:text-properties style:font-name="Times New Roman" officeooo:rsid="0000300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illon Bayless</text:p>
      <text:p text:style-name="P2">Annotated Bibliography</text:p>
      <text:p text:style-name="P1">Axtell, Robert L., Joshua M. Epstein, Jeffrey S. Dean, George J. Gumerman, Alan C. Swedlund, Jason Harburger, Shubha Chakravarty, Ross Hammond, Jon Parker, and Miles Parker<text:line-break/> <text:s text:c="3"/>2002 <text:s text:c="3"/>Population growth and collapse in a multiagent model of the Kayenta Anasazi in Long House</text:p>
      <text:p text:style-name="P1"><text:s text:c="8"/>Valley. <text:span text:style-name="T1">Proceedings of the National Academy of Sciences</text:span> 99(suppl_3):7275–7279.</text:p>
      <text:p text:style-name="P1"><text:s text:c="8"/>DOI:10.1073/pnas.092080799.<text:line-break/>One of the first popular examples of agent-based mod<text:span text:style-name="T3">e</text:span>ling used in archaeology. <text:span text:style-name="T3">The authors provide a detailed criteria for selecting candidates for agent-based modeling, such as, bounded topography, and an in depth reconstruction of climate, crop production, groundwater, flood plain, and human settlements. The authors state that incorporating heterogeneity in for individuals improved the simulation. It also enforced the idea of searching the parameter space to match the expected data is usually required.</text:span></text:p>
      <text:p text:style-name="P1"><text:line-break/>Heckbert, Scott<text:line-break/> <text:s text:c="3"/>2013 <text:s text:c="3"/>MayaSim: An Agent-Based Model of the Ancient Maya Social-Ecological System. <text:span text:style-name="T1">Journal of</text:span></text:p>
      <text:p text:style-name="P1"><text:span text:style-name="T1"><text:s text:c="8"/>Artificial Societies and Social Simulation</text:span> 16(4):11.<text:line-break/>A rather complex agent based model, combining simulations of hydrology, terrain, climate, forest growth, soil, and settlements with trade/trade networks, agriculture, migration, and GDP. <text:span text:style-name="T3">Heckbert describes it as “an integrated agent-based, cellular automata, and network model representing the ancient Maya socialecological system. The model represents the relationship between population growth, agricultural production, soil degradation, climate variability, primary productivity, hydrology, ecosystem services, forest succession, and the stability of trade networks. Agents representing settlements develop and expand within a spatial landscape that changes under climate variation and responds to anthropogenic impacts”,</text:span> The model is applied to the ancient Maya region, and seeks to <text:soft-page-break/>have it mimic the previously known grow<text:span text:style-name="T3">th</text:span> and collapse, and to find what factors attributed most to the formation of The Maya civilization, and finally, to test which variables lead to the simulation becoming unstable and the events that have the most impact. I will be basing my interactive simulation on this paper, re-implementing it in Rust, using the Bevy game engine.<text:line-break/>Premo, L. S.</text:p>
      <text:p text:style-name="P4"><text:s text:c="4"/>2006 <text:s text:c="3"/>Agent-based models as behavioral laboratories for evolutionary anthropological research</text:p>
      <text:p text:style-name="P4"><text:s text:c="8"/>accessed November 24, 2023.</text:p>
      <text:list text:style-name="L1">
        <text:list-item>
          <text:p text:style-name="P6">Thesis: Agent-based models are most useful as controlled, repeatable experiments.</text:p>
        </text:list-item>
        <text:list-item>
          <text:p text:style-name="P7">Compares Agent-based models and top-down deterministic models.</text:p>
          <text:list>
            <text:list-item>
              <text:p text:style-name="P7">Better for studying emergent behavior.</text:p>
            </text:list-item>
            <text:list-item>
              <text:p text:style-name="P7">Allow focusing on the individual and heterogeneity across a population.</text:p>
            </text:list-item>
            <text:list-item>
              <text:p text:style-name="P7">Only model capable of spatial typology.</text:p>
              <text:list>
                <text:list-item>
                  <text:p text:style-name="P7">Systematic classification based on common spatial characteristics?</text:p>
                </text:list-item>
              </text:list>
            </text:list-item>
            <text:list-item>
              <text:p text:style-name="P7">Agent interaction is based on “locales of birth”, and “history of previous movement decisions”, instead of “arbitrary structure imposed by the modeler”.</text:p>
            </text:list-item>
          </text:list>
        </text:list-item>
        <text:list-item>
          <text:p text:style-name="P7">“Tools for exploring alternative histories”</text:p>
          <text:list>
            <text:list-item>
              <text:p text:style-name="P7">Fully testing the parameter space to narrow down the conditions that were important.</text:p>
            </text:list-item>
          </text:list>
        </text:list-item>
        <text:list-item>
          <text:p text:style-name="P7">Rest of the article is exploring an example model of Plio-Pleistocene hominins developing and spreading food sharing behaviors.</text:p>
          <text:list>
            <text:list-item>
              <text:p text:style-name="P7">Plio-Pleistocene hominins: human ancestors spanning 5 million to 11,700 years ago.</text:p>
            </text:list-item>
          </text:list>
        </text:list-item>
        <text:list-item>
          <text:p text:style-name="P7">Keeping models simple, with few parameters, allows for exploring the entire parameter space and they state that unnecessary variables make it impossible to determine with any certainty how the results relate to the variables.</text:p>
        </text:list-item>
        <text:list-item>
          <text:p text:style-name="P7">Methods for analyzing the data from parameter sweeps</text:p>
          <text:list>
            <text:list-item>
              <text:p text:style-name="P7">chronological does not compare between runs.</text:p>
            </text:list-item>
            <text:list-item>
              <text:p text:style-name="P7">perspective of a single agent, is easily digestible, but agents are not able to experience all that takes place, so some things will be missed.</text:p>
            </text:list-item>
            <text:list-item>
              <text:p text:style-name="P7">track important global variables and find trends.</text:p>
            </text:list-item>
          </text:list>
        </text:list-item>
      </text:list>
      <text:p text:style-name="P4"/>
      <text:p text:style-name="P4"><text:soft-page-break/><text:span text:style-name="T3"><text:line-break/>Romanowska, Iza, Stefani A. Crabtree, Kathryn Harris, and Benjamin Davies<text:line-break/> <text:s text:c="3"/>2019 <text:s text:c="3"/>Agent-Based Modeling for Archaeologists: Part 1 of 3. </text:span><text:span text:style-name="T2">Advances in Archaeological Practice</text:span></text:p>
      <text:p text:style-name="P1"><text:span text:style-name="T7"><text:s text:c="8"/></text:span><text:span text:style-name="T8">7(2):178–184. </text:span><text:a xlink:type="simple" xlink:href="https://doi.org/10.1017/aap.2019.6." text:style-name="Internet_20_link" text:visited-style-name="Visited_20_Internet_20_Link"><text:span text:style-name="T8">DOI:10.1017/aap.2019.6.</text:span></text:a></text:p>
      <text:list text:style-name="L2">
        <text:list-item>
          <text:p text:style-name="P8">Summary</text:p>
          <text:list>
            <text:list-item>
              <text:p text:style-name="P8">Thesis</text:p>
              <text:list>
                <text:list-item>
                  <text:p text:style-name="P8">Agent-based modelling is a powerful technique made possible by modern technology.</text:p>
                </text:list-item>
                <text:list-item>
                  <text:p text:style-name="P8">Computer science is complicated, and the “jargon” creates a high barrier for entry.</text:p>
                </text:list-item>
                <text:list-item>
                  <text:p text:style-name="P8">Using an example and tutorial of a model of neolithic foraging patterns, explain the concepts of Agent-based modeling.</text:p>
                </text:list-item>
              </text:list>
            </text:list-item>
            <text:list-item>
              <text:p text:style-name="P8">Targets an audience of archaeologists with no experience with computational modelling.</text:p>
            </text:list-item>
            <text:list-item>
              <text:p text:style-name="P8">Mainly consists of a tutorial for building a simple model using NetLogo.</text:p>
            </text:list-item>
            <text:list-item>
              <text:p text:style-name="P8">Defines the main applications for simulations.</text:p>
              <text:list>
                <text:list-item>
                  <text:p text:style-name="P8">“Simulation as a Technique”</text:p>
                </text:list-item>
                <text:list-item>
                  <text:p text:style-name="P8">“Simulation as a Theory-Building Tool”</text:p>
                </text:list-item>
                <text:list-item>
                  <text:p text:style-name="P8">“Simulation as a Substitute for an Experiment”</text:p>
                </text:list-item>
                <text:list-item>
                  <text:p text:style-name="P8">“Simulation to support empirical experiments”</text:p>
                  <text:list>
                    <text:list-item>
                      <text:p text:style-name="P8">Few (or none depending on the interpretation of this) empirical experiments in archaeology.</text:p>
                    </text:list-item>
                  </text:list>
                </text:list-item>
                <text:list-item>
                  <text:p text:style-name="P8">“Simulation as a Pedagogical Tool”</text:p>
                </text:list-item>
              </text:list>
            </text:list-item>
          </text:list>
        </text:list-item>
        <text:list-item>
          <text:p text:style-name="P8">Evaluation</text:p>
          <text:list>
            <text:list-item>
              <text:p text:style-name="P8">The majority of the paper covers modeling and simulations in general and the tutorial is a supplementary piece.</text:p>
            </text:list-item>
            <text:list-item>
              <text:p text:style-name="P8">Quite good up to date information, and linked sources, on agent-based modeling.</text:p>
            </text:list-item>
            <text:list-item>
              <text:p text:style-name="P8">Very useful for someone new to the topic.</text:p>
            </text:list-item>
          </text:list>
        </text:list-item>
        <text:list-item>
          <text:p text:style-name="P8">Reflection</text:p>
          <text:list>
            <text:list-item>
              <text:p text:style-name="P8">Many quotable phrases that succinctly summarize ABM and can provide me with inspiration for how to explain it to a wider audience.</text:p>
            </text:list-item>
            <text:list-item>
              <text:p text:style-name="P8"><text:soft-page-break/>Rather short, and the tutorial isn’t useful to me with a computer science background and no archaeology experience.</text:p>
            </text:list-item>
          </text:list>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ibliography_20_1" style:display-name="Bibliography 1" style:family="paragraph" style:parent-style-name="Index" style:class="index">
      <style:paragraph-properties fo:margin-left="0in" fo:margin-top="0in" fo:margin-bottom="0in" style:contextual-spacing="false" style:line-height-at-least="0.3335in" fo:text-indent="0in" style:auto-text-indent="false">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6T22:07:35</meta:creation-date>
    <dc:date>2023-12-04T15:10:26.668000000</dc:date>
    <meta:editing-duration>PT4H8M50S</meta:editing-duration>
    <meta:editing-cycles>4</meta:editing-cycles>
    <meta:generator>LibreOffice/7.6.2.1$Windows_X86_64 LibreOffice_project/56f7684011345957bbf33a7ee678afaf4d2ba333</meta:generator>
    <meta:document-statistic meta:table-count="0" meta:image-count="0" meta:object-count="0" meta:page-count="4" meta:paragraph-count="48" meta:word-count="780" meta:character-count="5316" meta:non-whitespace-character-count="4553"/>
    <meta:user-defined meta:name="ZOTERO_PREF_1">&lt;data data-version="3" zotero-version="7.0.0-beta.51+7c5600913"&gt;&lt;session id="wJ7RRk1u"/&gt;&lt;style id="http://www.zotero.org/styles/society-for-american-archaeology-fixed" locale="en-US" hasBibliography="1" bibliographyStyleHasBeenSet="1"/&gt;&lt;prefs&gt;&lt;pref name="</meta:user-defined>
    <meta:user-defined meta:name="ZOTERO_PREF_2">fieldType" value="ReferenceMark"/&gt;&lt;pref name="automaticJournalAbbreviations" value="true"/&gt;&lt;pref name="delayCitationUpdates" value="true"/&gt;&lt;/prefs&gt;&lt;/data&gt;</meta:user-defined>
  </office:meta>
</office:document-meta>
</file>